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1FD00003B6F6014774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1" svg:font-family="'Segoe UI'"/>
    <style:font-face style:name="Tahoma" svg:font-family="Tahoma, sans-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" style:family="paragraph" style:parent-style-name="Standard">
      <style:paragraph-properties fo:line-height="150%"/>
      <style:text-properties fo:color="#000000"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9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 style:font-weight-complex="bold"/>
    </style:style>
    <style:style style:name="P10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11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0cm" style:auto-text-indent="false"/>
    </style:style>
    <style:style style:name="P12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0cm" style:auto-text-indent="false"/>
      <style:text-properties fo:color="#000000" style:font-name="Times New Roman" fo:font-size="14pt" fo:language="en" fo:country="US" style:font-name-asian="Segoe UI1" style:font-size-asian="14pt" style:font-name-complex="Segoe UI1" style:font-size-complex="14pt"/>
    </style:style>
    <style:style style:name="P13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  <style:text-properties fo:color="#000000" fo:font-size="14pt" style:font-size-asian="14pt" style:font-size-complex="14pt"/>
    </style:style>
    <style:style style:name="P14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fo:font-size="14pt" style:font-size-asian="14pt" style:font-size-complex="14pt"/>
    </style:style>
    <style:style style:name="P15" style:family="paragraph" style:parent-style-name="Standard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16" style:family="paragraph" style:parent-style-name="Standard">
      <style:paragraph-properties fo:margin-left="2.498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17" style:family="paragraph" style:parent-style-name="List_20_Paragraph">
      <style:paragraph-properties fo:margin-left="1.251cm" fo:margin-right="0cm" fo:line-height="150%" fo:text-align="center" style:justify-single-word="false" fo:text-indent="1.247cm" style:auto-text-indent="false"/>
      <style:text-properties fo:color="#000000"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8" style:family="paragraph" style:parent-style-name="Standard">
      <style:paragraph-properties style:text-autospace="none"/>
    </style:style>
    <style:style style:name="P19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0" style:family="paragraph" style:parent-style-name="Standard" style:list-style-name="">
      <style:paragraph-properties style:text-autospace="none"/>
      <style:text-properties fo:color="#000000" style:font-name="Courier New1" fo:font-size="9pt" style:font-name-asian="Consolas" style:font-size-asian="9pt" style:font-name-complex="Consolas" style:font-size-complex="9pt"/>
    </style:style>
    <style:style style:name="P21" style:family="paragraph" style:parent-style-name="Standard">
      <style:paragraph-properties fo:line-height="150%" fo:text-align="end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line-height="150%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23" style:family="paragraph" style:parent-style-name="Standard" style:list-style-name="">
      <style:paragraph-properties style:text-autospace="none"/>
      <style:text-properties style:font-name="Courier New1" fo:font-size="9pt" style:font-size-asian="9pt" style:font-size-complex="9pt"/>
    </style:style>
    <style:style style:name="P24" style:family="paragraph" style:parent-style-name="Standard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25" style:family="paragraph" style:parent-style-name="Normal_20__28_Web_29_" style:master-page-name="Standard">
      <style:paragraph-properties fo:margin-left="1.251cm" fo:margin-right="0cm" fo:margin-top="0.176cm" fo:margin-bottom="0cm" fo:line-height="150%" fo:text-align="center" style:justify-single-word="false" fo:text-indent="0cm" style:auto-text-indent="false" style:page-number="auto"/>
      <style:text-properties fo:color="#000000" fo:font-size="14pt" style:font-size-asian="14pt" style:font-size-complex="14pt"/>
    </style:style>
    <style:style style:name="P26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style:font-name="Times New Roman" fo:font-size="14pt" fo:language="en" fo:country="US" style:font-size-asian="14pt" style:font-size-complex="14pt"/>
    </style:style>
    <style:style style:name="P27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" fo:font-size="14pt" fo:language="en" fo:country="US" style:font-size-asian="14pt" style:font-size-complex="14pt" style:font-weight-complex="bold"/>
    </style:style>
    <style:style style:name="T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3" style:family="text"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style:font-name-asian="Segoe UI1" style:font-size-asian="14pt" style:font-name-complex="Segoe UI1" style:font-size-complex="14pt"/>
    </style:style>
    <style:style style:name="T6" style:family="text"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T7" style:family="text">
      <style:text-properties fo:color="#000000" style:font-name="Times New Roman" fo:font-size="14pt" fo:language="ru" fo:country="RU" style:font-name-asian="Segoe UI1" style:font-size-asian="14pt" style:font-name-complex="Segoe UI1" style:font-size-complex="14pt"/>
    </style:style>
    <style:style style:name="T8" style:family="text">
      <style:text-properties fo:color="#000000" fo:font-size="9.5pt" style:font-name-asian="Consolas" style:font-size-asian="9.5pt" style:font-name-complex="Consolas" style:font-size-complex="9.5pt"/>
    </style:style>
    <style:style style:name="T9" style:family="text">
      <style:text-properties fo:color="#000000" fo:font-size="9.5pt" fo:language="en" fo:country="US" style:font-name-asian="Consolas" style:font-size-asian="9.5pt" style:font-name-complex="Consolas" style:font-size-complex="9.5pt"/>
    </style:style>
    <style:style style:name="T10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T12" style:family="text">
      <style:text-properties fo:color="#000000" style:font-name-asian="Consolas" style:font-name-complex="Consolas"/>
    </style:style>
    <style:style style:name="T13" style:family="text">
      <style:text-properties fo:color="#000000" fo:language="en" fo:country="US" style:font-name-asian="Consolas" style:font-name-complex="Consolas"/>
    </style:style>
    <style:style style:name="T14" style:family="text">
      <style:text-properties fo:color="#000000" style:font-name="Courier New1" fo:font-size="9pt" style:font-name-asian="Consolas" style:font-size-asian="9pt" style:font-name-complex="Consolas" style:font-size-complex="9pt"/>
    </style:style>
    <style:style style:name="T15" style:family="text">
      <style:text-properties fo:color="#000000" style:font-name="Courier New1" fo:font-size="9pt" fo:language="en" fo:country="US" style:font-name-asian="Consolas" style:font-size-asian="9pt" style:font-name-complex="Consolas" style:font-size-complex="9pt"/>
    </style:style>
    <style:style style:name="T16" style:family="text">
      <style:text-properties fo:color="#000000" style:font-name="Courier New1" fo:font-size="9pt" style:font-name-asian="Consolas" style:font-size-asian="9pt" style:font-name-complex="Consolas" style:font-size-complex="9pt"/>
    </style:style>
    <style:style style:name="T17" style:family="text">
      <style:text-properties fo:color="#000000" style:font-name="Courier New1" fo:font-size="9.5pt" fo:language="en" fo:country="US" style:font-name-asian="Consolas" style:font-size-asian="9.5pt" style:font-name-complex="Consolas" style:font-size-complex="9.5pt"/>
    </style:style>
    <style:style style:name="T18" style:family="text">
      <style:text-properties fo:language="en" fo:country="US"/>
    </style:style>
    <style:style style:name="T19" style:family="text">
      <style:text-properties fo:color="#0000ff" fo:font-size="9.5pt" style:font-name-asian="Consolas" style:font-size-asian="9.5pt" style:font-name-complex="Consolas" style:font-size-complex="9.5pt"/>
    </style:style>
    <style:style style:name="T20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1" style:family="text">
      <style:text-properties fo:color="#0000ff" style:font-name="Consolas" fo:font-size="9.5pt" fo:language="en" fo:country="US" style:font-name-asian="Consolas" style:font-size-asian="9.5pt" style:font-name-complex="Consolas" style:font-size-complex="9.5pt"/>
    </style:style>
    <style:style style:name="T22" style:family="text">
      <style:text-properties fo:color="#0000ff" style:font-name-asian="Consolas" style:font-name-complex="Consolas"/>
    </style:style>
    <style:style style:name="T23" style:family="text">
      <style:text-properties fo:color="#0000ff" style:font-name="Courier New1" fo:font-size="9pt" fo:language="en" fo:country="US" style:font-name-asian="Consolas" style:font-size-asian="9pt" style:font-name-complex="Consolas" style:font-size-complex="9pt"/>
    </style:style>
    <style:style style:name="T24" style:family="text">
      <style:text-properties fo:color="#0000ff" style:font-name="Courier New1" fo:font-size="9pt" fo:language="en" fo:country="US" style:font-name-asian="Consolas" style:font-size-asian="9pt" style:font-name-complex="Consolas" style:font-size-complex="9pt"/>
    </style:style>
    <style:style style:name="T25" style:family="text">
      <style:text-properties fo:color="#0000ff" style:font-name="Courier New1" fo:font-size="9.5pt" fo:language="en" fo:country="US" style:font-name-asian="Consolas" style:font-size-asian="9.5pt" style:font-name-complex="Consolas" style:font-size-complex="9.5pt"/>
    </style:style>
    <style:style style:name="T26" style:family="text">
      <style:text-properties fo:language="ru" fo:country="RU"/>
    </style:style>
    <style:style style:name="T27" style:family="text">
      <style:text-properties style:font-name="Times New Roman"/>
    </style:style>
    <style:style style:name="T28" style:family="text">
      <style:text-properties style:font-weight-complex="bold"/>
    </style:style>
    <style:style style:name="T29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0" style:family="text">
      <style:text-properties fo:color="#a31515" fo:font-size="9.5pt" style:font-name-asian="Consolas" style:font-size-asian="9.5pt" style:font-name-complex="Consolas" style:font-size-complex="9.5pt"/>
    </style:style>
    <style:style style:name="T31" style:family="text">
      <style:text-properties fo:color="#a31515" style:font-name-asian="Consolas" style:font-name-complex="Consolas"/>
    </style:style>
    <style:style style:name="T32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33" style:family="text">
      <style:text-properties fo:color="#2b91af" style:font-name="Consolas" fo:font-size="9.5pt" fo:language="en" fo:country="US" style:font-name-asian="Consolas" style:font-size-asian="9.5pt" style:font-name-complex="Consolas" style:font-size-complex="9.5pt"/>
    </style:style>
    <style:style style:name="T34" style:family="text">
      <style:text-properties fo:color="#2b91af" fo:font-size="9.5pt" style:font-name-asian="Consolas" style:font-size-asian="9.5pt" style:font-name-complex="Consolas" style:font-size-complex="9.5pt"/>
    </style:style>
    <style:style style:name="T35" style:family="text">
      <style:text-properties fo:color="#2b91af" style:font-name-asian="Consolas" style:font-name-complex="Consolas"/>
    </style:style>
    <style:style style:name="T36" style:family="text">
      <style:text-properties fo:color="#2b91af" style:font-name="Courier New1" fo:font-size="9pt" fo:language="en" fo:country="US" style:font-name-asian="Consolas" style:font-size-asian="9pt" style:font-name-complex="Consolas" style:font-size-complex="9pt"/>
    </style:style>
    <style:style style:name="T37" style:family="text">
      <style:text-properties fo:color="#2b91af" style:font-name="Courier New1" fo:font-size="9.5pt" fo:language="en" fo:country="US" style:font-name-asian="Consolas" style:font-size-asian="9.5pt" style:font-name-complex="Consolas" style:font-size-complex="9.5pt"/>
    </style:style>
    <style:style style:name="T38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39" style:family="text">
      <style:text-properties fo:color="#008000" fo:font-size="9.5pt" style:font-name-asian="Consolas" style:font-size-asian="9.5pt" style:font-name-complex="Consolas" style:font-size-complex="9.5pt"/>
    </style:style>
    <style:style style:name="T40" style:family="text">
      <style:text-properties fo:color="#008000" style:font-name-asian="Consolas" style:font-name-complex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ОБРНАУКИ РОССИИ </text:p>
      <text:p text:style-name="P8">Федеральное государственное бюджетное образовательное учреждение </text:p>
      <text:p text:style-name="P8">высшего образования «Тульский государственный университет» </text:p>
      <text:p text:style-name="P8">Кафедра вычислительной техники </text:p>
      <text:p text:style-name="P26"/>
      <text:p text:style-name="P26">Отчет по лабораторной работе №12</text:p>
      <text:p text:style-name="P24"><text:bookmark text:name="_Toc3870179"/><text:bookmark text:name="_Toc3819362"/>Делегаты и события </text:p>
      <text:p text:style-name="P24"><text:s/></text:p>
      <text:p text:style-name="P24"><text:span text:style-name="T28"><text:s/>Язык С#.</text:span></text:p>
      <text:p text:style-name="P27"/>
      <text:p text:style-name="P9"/>
      <text:p text:style-name="P14">Выполнил студент группы 220681</text:p>
      <text:p text:style-name="P14">Гришанов Александр Александрович</text:p>
      <text:p text:style-name="P14"/>
      <text:p text:style-name="P14">Провер<text:span text:style-name="T27">ил:</text:span></text:p>
      <text:p text:style-name="P15">Асс. Демидова Анастасия Владимировна</text:p>
      <text:p text:style-name="P15"/>
      <text:p text:style-name="P14"/>
      <text:p text:style-name="P13"/>
      <text:p text:style-name="P13"/>
      <text:p text:style-name="P13"/>
      <text:p text:style-name="P13"><text:s text:c="2"/></text:p>
      <text:p text:style-name="P8"/>
      <text:p text:style-name="P8"/>
      <text:p text:style-name="P8">Тула 2019</text:p>
      <text:p text:style-name="P10"><text:soft-page-break/></text:p>
      <text:p text:style-name="P10"><text:span text:style-name="T18">1</text:span>. Цель <text:span text:style-name="T26">и задание </text:span>работы </text:p>
      <text:p text:style-name="P11"><text:span text:style-name="T7">Изучить системы делегатов и событий <text:s/>в языке </text:span><text:span text:style-name="T5">C#</text:span><text:span text:style-name="T7">.</text:span></text:p>
      <text:p text:style-name="P12"/>
      <text:p text:style-name="P17">2. Алгоритмы</text:p>
      <text:p text:style-name="P1"><text:span text:style-name="T3">2.</text:span><text:span text:style-name="T4">2</text:span><text:span text:style-name="T3"> Алгоритмы:</text:span></text:p>
      <text:p text:style-name="P1"><text:span text:style-name="T1"><text:tab/></text:span><text:span text:style-name="T6">Реализован делегат, принимающий 2 метода по выбору, метод распределитель, определяющий какой из методов сортировки выполнить, и в какую сторону выйдет отсортированный массив, и выводит его на экран.</text:span></text:p>
      <text:p text:style-name="P7"><text:span text:style-name="T1"><text:tab/>2</text:span><text:span text:style-name="T3">.3 Тестирование:</text:span></text:p>
      <text:p text:style-name="P7"><text:span text:style-name="T1"><text:tab/><text:tab/></text:span><text:span text:style-name="T2">3.3.1 Тестирование программы для задачи 1</text:span></text:p>
      <text:p text:style-name="P16">Работает исправно, если вместо цифр не введены буквы</text:p>
      <text:p text:style-name="P3"><text:tab/></text:p>
      <text:p text:style-name="P5">Список литературы</text:p>
      <text:p text:style-name="P7"><text:span text:style-name="T1">1. METANIT.COM. C#/.NET (Электронный ресурс) – Режим доступа: </text:span><text:a xlink:type="simple" xlink:href="https://metanit.com/sharp/" text:style-name="Internet_20_link" text:visited-style-name="Visited_20_Internet_20_Link">https://metanit.com/sharp/</text:a><text:span text:style-name="T1">;</text:span></text:p>
      <text:p text:style-name="P3">2. Методические указания к лабораторным работам(Электронное пособие).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Приложения</text:p>
      <text:p text:style-name="P4">Приложение 1.1 </text:p>
      <text:p text:style-name="P2">Исходный код задания 1<text:span text:style-name="T23"> <text:s text:c="3"/></text:span></text:p>
      <text:p text:style-name="P18"><text:span text:style-name="T14"><text:s text:c="3"/></text:span><text:span text:style-name="T14"><text:s/></text:span><text:span text:style-name="T23">delegate</text:span><text:span text:style-name="T15"> </text:span><text:span text:style-name="T23">void</text:span><text:span text:style-name="T15"> </text:span><text:span text:style-name="T36">mydel</text:span><text:span text:style-name="T15">(</text:span><text:span text:style-name="T23">ref</text:span><text:span text:style-name="T15"> </text:span><text:span text:style-name="T23">int</text:span><text:span text:style-name="T15"> [] a, </text:span><text:span text:style-name="T23">int</text:span><text:span text:style-name="T15"> f, </text:span><text:span text:style-name="T23">int</text:span><text:span text:style-name="T15"> t);</text:span></text:p>
      <text:p text:style-name="P23"><text:span text:style-name="T12"><text:s text:c="4"/></text:span><text:span text:style-name="T22">class</text:span><text:span text:style-name="T12"> </text:span><text:span text:style-name="T35">Program</text:span><text:span text:style-name="T12"> <text:s text:c="3"/>{</text:span></text:p>
      <text:p text:style-name="P23"><text:span text:style-name="T12"><text:s text:c="8"/></text:span><text:span text:style-name="T22">static</text:span><text:span text:style-name="T12"> </text:span><text:span text:style-name="T22">void</text:span><text:span text:style-name="T12"> Main(</text:span><text:span text:style-name="T22">string</text:span><text:span text:style-name="T12">[] args) <text:s text:c="7"/>{</text:span></text:p>
      <text:p text:style-name="P20"><text:s text:c="12"/>mydel del1;</text:p>
      <text:p text:style-name="P23"><text:span text:style-name="T12"><text:s text:c="12"/>Console.WriteLine(</text:span><text:span text:style-name="T31">"metod? 1 or 2"</text:span><text:span text:style-name="T12">);</text:span><text:span text:style-name="T40">//fast - 1 puz - 2</text:span></text:p>
      <text:p text:style-name="P23"><text:span text:style-name="T12"><text:s text:c="12"/></text:span><text:span text:style-name="T22">int</text:span><text:span text:style-name="T12"> temp = Convert.ToInt32(Console.ReadLine());</text:span></text:p>
      <text:p text:style-name="P20"><text:s text:c="12"/>del1 = SortFast;</text:p>
      <text:p text:style-name="P23"><text:span text:style-name="T12"><text:s text:c="12"/></text:span><text:span text:style-name="T22">if</text:span><text:span text:style-name="T12"> (temp == 2) <text:s text:c="11"/>{</text:span></text:p>
      <text:p text:style-name="P20"><text:s text:c="16"/>del1 = SortPuz; <text:s text:c="11"/>}</text:p>
      <text:p text:style-name="P23"><text:span text:style-name="T12"><text:s text:c="12"/>Console.WriteLine(</text:span><text:span text:style-name="T31">"mode? 1 or 2"</text:span><text:span text:style-name="T12">);</text:span><text:span text:style-name="T40">//&gt; - 1 &lt; - 2</text:span></text:p>
      <text:p text:style-name="P20"><text:s text:c="12"/>temp = Convert.ToInt32(Console.ReadLine()); <text:s text:c="9"/></text:p>
      <text:p text:style-name="P23"><text:span text:style-name="T12"><text:s text:c="12"/>SortOp(</text:span><text:span text:style-name="T22">null</text:span><text:span text:style-name="T12">, temp, del1); <text:s text:c="7"/>}</text:span></text:p>
      <text:p text:style-name="P23"><text:span text:style-name="T12"><text:s text:c="8"/></text:span><text:span text:style-name="T22">static</text:span><text:span text:style-name="T12"> </text:span><text:span text:style-name="T22">public</text:span><text:span text:style-name="T12"> </text:span><text:span text:style-name="T22">void</text:span><text:span text:style-name="T12"> SortOp(</text:span><text:span text:style-name="T22">int</text:span><text:span text:style-name="T12"> [] arr, </text:span><text:span text:style-name="T22">int</text:span><text:span text:style-name="T12"> mode, mydel del_mes) <text:s text:c="7"/>{</text:span></text:p>
      <text:p text:style-name="P23"><text:span text:style-name="T12"><text:s text:c="12"/></text:span><text:span text:style-name="T22">string</text:span><text:span text:style-name="T12"> t = </text:span><text:span text:style-name="T31">"Metod = SortFast"</text:span><text:span text:style-name="T12">;</text:span></text:p>
      <text:p text:style-name="P20"><text:s text:c="12"/>arr = EnterArr();</text:p>
      <text:p text:style-name="P20"><text:s text:c="12"/>Viev(arr);</text:p>
      <text:p text:style-name="P23"><text:span text:style-name="T12"><text:s text:c="12"/></text:span><text:span text:style-name="T22">if</text:span><text:span text:style-name="T12"> (del_mes == SortPuz) <text:s text:c="11"/>{</text:span></text:p>
      <text:p text:style-name="P20"><text:s text:c="16"/>del_mes = SortPuz;</text:p>
      <text:p text:style-name="P23"><text:span text:style-name="T12"><text:s text:c="16"/>t = </text:span><text:span text:style-name="T31">"Metod = SortPuz"</text:span><text:span text:style-name="T12">; <text:s text:c="11"/>}</text:span></text:p>
      <text:p text:style-name="P23"><text:span text:style-name="T12"><text:s text:c="12"/>del_mes(</text:span><text:span text:style-name="T22">ref</text:span><text:span text:style-name="T12"> arr, 0, arr.Length - 1);</text:span></text:p>
      <text:p text:style-name="P23"><text:span text:style-name="T12"><text:s text:c="12"/></text:span><text:span text:style-name="T22">if</text:span><text:span text:style-name="T12"> (mode == 2) <text:s text:c="11"/>{</text:span></text:p>
      <text:p text:style-name="P20"><text:s text:c="16"/>Array.Reverse(arr); <text:s text:c="11"/>}</text:p>
      <text:p text:style-name="P23"><text:span text:style-name="T12"><text:s text:c="12"/>Console.WriteLine(</text:span><text:span text:style-name="T31">"\nEnd::\n"</text:span><text:span text:style-name="T12">);</text:span></text:p>
      <text:p text:style-name="P20"><text:s text:c="12"/>Console.WriteLine(t);</text:p>
      <text:p text:style-name="P20"><text:s text:c="12"/>Viev(arr); <text:s text:c="7"/>}</text:p>
      <text:p text:style-name="P23"><text:span text:style-name="T12"><text:s text:c="8"/></text:span><text:span text:style-name="T22">static</text:span><text:span text:style-name="T12"> </text:span><text:span text:style-name="T22">public</text:span><text:span text:style-name="T12"> </text:span><text:span text:style-name="T22">int</text:span><text:span text:style-name="T12">[] EnterArr() <text:s text:c="7"/>{</text:span></text:p>
      <text:p text:style-name="P23"><text:span text:style-name="T12"><text:s text:c="12"/>Console.WriteLine(</text:span><text:span text:style-name="T31">"Enter lenght array: "</text:span><text:span text:style-name="T12">);</text:span></text:p>
      <text:p text:style-name="P23"><text:span text:style-name="T12"><text:s text:c="12"/></text:span><text:span text:style-name="T22">int</text:span><text:span text:style-name="T12"> n = Convert.ToInt32(Console.ReadLine());</text:span></text:p>
      <text:p text:style-name="P23"><text:span text:style-name="T12"><text:s text:c="12"/></text:span><text:span text:style-name="T22">int</text:span><text:span text:style-name="T12">[] arr = </text:span><text:span text:style-name="T22">new</text:span><text:span text:style-name="T12"> </text:span><text:span text:style-name="T22">int</text:span><text:span text:style-name="T12">[n];</text:span></text:p>
      <text:p text:style-name="P23"><text:span text:style-name="T12"><text:s text:c="12"/>Console.WriteLine(</text:span><text:span text:style-name="T31">"Enter element array: "</text:span><text:span text:style-name="T12">);</text:span></text:p>
      <text:p text:style-name="P23"><text:span text:style-name="T12"><text:s text:c="12"/></text:span><text:span text:style-name="T22">for</text:span><text:span text:style-name="T12"> (</text:span><text:span text:style-name="T22">int</text:span><text:span text:style-name="T12"> i = 0; i &lt; arr.Length; i++) <text:s text:c="11"/>{</text:span></text:p>
      <text:p text:style-name="P20"><text:s text:c="16"/>arr[i] = Convert.ToInt32(Console.ReadLine()); <text:s text:c="11"/>}</text:p>
      <text:p text:style-name="P23"><text:span text:style-name="T12"><text:s text:c="12"/></text:span><text:span text:style-name="T22">return</text:span><text:span text:style-name="T12"> arr; <text:s text:c="7"/>}</text:span></text:p>
      <text:p text:style-name="P23"><text:soft-page-break/><text:span text:style-name="T12"><text:s text:c="8"/></text:span><text:span text:style-name="T22">static</text:span><text:span text:style-name="T12"> </text:span><text:span text:style-name="T22">public</text:span><text:span text:style-name="T12"> </text:span><text:span text:style-name="T22">void</text:span><text:span text:style-name="T12"> SortFast(</text:span><text:span text:style-name="T22">ref</text:span><text:span text:style-name="T12"> </text:span><text:span text:style-name="T22">int</text:span><text:span text:style-name="T12">[] arr, </text:span><text:span text:style-name="T22">int</text:span><text:span text:style-name="T12"> first, </text:span><text:span text:style-name="T22">int</text:span><text:span text:style-name="T12"> last) <text:s text:c="7"/>{</text:span></text:p>
      <text:p text:style-name="P23"><text:span text:style-name="T12"><text:s text:c="12"/></text:span><text:span text:style-name="T22">int</text:span><text:span text:style-name="T12"> p = arr[(last - first) / 2 + first];</text:span></text:p>
      <text:p text:style-name="P23"><text:span text:style-name="T12"><text:s text:c="12"/></text:span><text:span text:style-name="T22">int</text:span><text:span text:style-name="T12"> temp;</text:span></text:p>
      <text:p text:style-name="P23"><text:span text:style-name="T12"><text:s text:c="12"/></text:span><text:span text:style-name="T22">int</text:span><text:span text:style-name="T12"> i = first, j = last;</text:span></text:p>
      <text:p text:style-name="P23"><text:span text:style-name="T12"><text:s text:c="12"/></text:span><text:span text:style-name="T22">while</text:span><text:span text:style-name="T12"> (i &lt;= j) <text:s text:c="11"/>{</text:span></text:p>
      <text:p text:style-name="P23"><text:span text:style-name="T12"><text:s text:c="16"/></text:span><text:span text:style-name="T22">while</text:span><text:span text:style-name="T12"> (arr[i] &lt; p &amp;&amp; i &lt;= last) ++i;</text:span></text:p>
      <text:p text:style-name="P23"><text:span text:style-name="T12"><text:s text:c="16"/></text:span><text:span text:style-name="T22">while</text:span><text:span text:style-name="T12"> (arr[j] &gt; p &amp;&amp; j &gt;= first) --j;</text:span></text:p>
      <text:p text:style-name="P23"><text:span text:style-name="T12"><text:s text:c="16"/></text:span><text:span text:style-name="T22">if</text:span><text:span text:style-name="T12"> (i &lt;= j) <text:s text:c="15"/>{</text:span></text:p>
      <text:p text:style-name="P20"><text:s text:c="20"/>temp = arr[i]; arr[i] = arr[j]; <text:s/>arr[j] = temp; ++i; --j; <text:s text:c="15"/>} <text:s text:c="11"/>}</text:p>
      <text:p text:style-name="P23"><text:span text:style-name="T12"><text:s text:c="12"/></text:span><text:span text:style-name="T22">if</text:span><text:span text:style-name="T12"> (j &gt; first) SortFast(</text:span><text:span text:style-name="T22">ref</text:span><text:span text:style-name="T12"> arr, first, j);</text:span></text:p>
      <text:p text:style-name="P23"><text:span text:style-name="T12"><text:s text:c="12"/></text:span><text:span text:style-name="T22">if</text:span><text:span text:style-name="T12"> (i &lt; last) SortFast(</text:span><text:span text:style-name="T22">ref</text:span><text:span text:style-name="T12"> arr, i, last); <text:s text:c="7"/>}</text:span></text:p>
      <text:p text:style-name="P23"><text:span text:style-name="T12"><text:s text:c="8"/></text:span><text:span text:style-name="T22">static</text:span><text:span text:style-name="T12"> </text:span><text:span text:style-name="T22">public</text:span><text:span text:style-name="T12"> </text:span><text:span text:style-name="T22">void</text:span><text:span text:style-name="T12"> Viev(</text:span><text:span text:style-name="T22">int</text:span><text:span text:style-name="T12"> [] arr) <text:s text:c="7"/>{</text:span></text:p>
      <text:p text:style-name="P23"><text:span text:style-name="T12"><text:s text:c="12"/>Console.WriteLine(</text:span><text:span text:style-name="T31">"\nSortOp:\n"</text:span><text:span text:style-name="T12">);</text:span></text:p>
      <text:p text:style-name="P23"><text:span text:style-name="T12"><text:s text:c="12"/></text:span><text:span text:style-name="T22">foreach</text:span><text:span text:style-name="T12"> (var t </text:span><text:span text:style-name="T22">in</text:span><text:span text:style-name="T12"> arr) <text:s text:c="11"/>{</text:span></text:p>
      <text:p text:style-name="P20"><text:s text:c="16"/>Console.WriteLine(t); <text:s text:c="11"/>} <text:s text:c="7"/>}</text:p>
      <text:p text:style-name="P23"><text:span text:style-name="T12"><text:s text:c="8"/></text:span><text:span text:style-name="T22">static</text:span><text:span text:style-name="T12"> </text:span><text:span text:style-name="T22">public</text:span><text:span text:style-name="T12"> </text:span><text:span text:style-name="T22">void</text:span><text:span text:style-name="T12"> SortPuz(</text:span><text:span text:style-name="T22">ref</text:span><text:span text:style-name="T12"> </text:span><text:span text:style-name="T22">int</text:span><text:span text:style-name="T12">[] arr, </text:span><text:span text:style-name="T22">int</text:span><text:span text:style-name="T12"> first, </text:span><text:span text:style-name="T22">int</text:span><text:span text:style-name="T12"> last) <text:s text:c="7"/>{</text:span></text:p>
      <text:p text:style-name="P23"><text:span text:style-name="T12"><text:s text:c="12"/></text:span><text:span text:style-name="T22">for</text:span><text:span text:style-name="T12">(</text:span><text:span text:style-name="T22">int</text:span><text:span text:style-name="T12"> i =0; i &lt; arr.Length - 1; i++) <text:s text:c="11"/>{</text:span></text:p>
      <text:p text:style-name="P23"><text:span text:style-name="T12"><text:s text:c="16"/></text:span><text:span text:style-name="T22">for</text:span><text:span text:style-name="T12">(</text:span><text:span text:style-name="T22">int</text:span><text:span text:style-name="T12"> j = i+1; j &lt; arr.Length; j++) <text:s text:c="15"/>{</text:span></text:p>
      <text:p text:style-name="P23"><text:span text:style-name="T12"><text:s text:c="20"/></text:span><text:span text:style-name="T22">if</text:span><text:span text:style-name="T12"> (arr[i] &gt; arr[j]) <text:s text:c="19"/>{</text:span></text:p>
      <text:p text:style-name="P23"><text:span text:style-name="T12"><text:s text:c="24"/></text:span><text:span text:style-name="T22">int</text:span><text:span text:style-name="T12"> temp = arr[i];</text:span></text:p>
      <text:p text:style-name="P20"><text:s text:c="24"/>arr[i] = arr[j];</text:p>
      <text:p text:style-name="P23"><text:span text:style-name="T12"><text:s text:c="24"/>arr[j] = temp;</text:span><text:span text:style-name="T13">}}}}}</text:span></text:p>
      <text:p text:style-name="P4">Приложение 1.2</text:p>
      <text:p text:style-name="P2"><draw:frame draw:style-name="fr1" draw:name="Графический объект1" text:anchor-type="paragraph" svg:x="6.204cm" svg:y="0.801cm" svg:width="3.108cm" svg:height="7.445cm" draw:z-index="0"><draw:image xlink:href="Pictures/20000007000011FD00003B6F60147743.svm" xlink:type="simple" xlink:show="embed" xlink:actuate="onLoad"/></draw:frame>Тест задания 1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1" svg:font-family="'Segoe UI'"/>
    <style:font-face style:name="Tahoma" svg:font-family="Tahoma, sans-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Times New Roman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</meta:initial-creator>
    <meta:editing-cycles>264</meta:editing-cycles>
    <meta:print-date>2019-02-25T16:45:00</meta:print-date>
    <meta:creation-date>2019-04-02T15:10:00</meta:creation-date>
    <dc:date>2019-11-25T23:04:58.01</dc:date>
    <meta:editing-duration>PT6H40M37S</meta:editing-duration>
    <meta:generator>OpenOffice/4.1.6$Win32 OpenOffice.org_project/416m1$Build-9790</meta:generator>
    <meta:document-statistic meta:table-count="0" meta:image-count="1" meta:object-count="0" meta:page-count="4" meta:paragraph-count="86" meta:word-count="433" meta:character-count="37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